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Text_20_body">
      <style:text-properties officeooo:rsid="00498ab0" officeooo:paragraph-rsid="00498ab0"/>
    </style:style>
    <style:style style:name="P2" style:family="paragraph" style:parent-style-name="Text_20_body">
      <style:text-properties officeooo:rsid="00498ab0" officeooo:paragraph-rsid="004bed0c"/>
    </style:style>
    <style:style style:name="P3" style:family="paragraph" style:parent-style-name="Text_20_body">
      <style:text-properties officeooo:paragraph-rsid="006b5892"/>
    </style:style>
    <style:style style:name="P4" style:family="paragraph" style:parent-style-name="Text_20_body">
      <style:text-properties officeooo:paragraph-rsid="0081b221"/>
    </style:style>
    <style:style style:name="P5" style:family="paragraph" style:parent-style-name="Text_20_body">
      <style:text-properties officeooo:paragraph-rsid="0086c421"/>
    </style:style>
    <style:style style:name="P6" style:family="paragraph" style:parent-style-name="Text_20_body">
      <style:text-properties officeooo:paragraph-rsid="0089ddf7"/>
    </style:style>
    <style:style style:name="P7" style:family="paragraph" style:parent-style-name="Text_20_body">
      <style:text-properties officeooo:rsid="008e749f" officeooo:paragraph-rsid="008e749f"/>
    </style:style>
    <style:style style:name="P8" style:family="paragraph" style:parent-style-name="Text_20_body">
      <style:text-properties officeooo:rsid="008e749f" officeooo:paragraph-rsid="0092b90c"/>
    </style:style>
    <style:style style:name="P9" style:family="paragraph" style:parent-style-name="Text_20_body">
      <style:text-properties officeooo:rsid="00948b50" officeooo:paragraph-rsid="00948b50"/>
    </style:style>
    <style:style style:name="P10" style:family="paragraph" style:parent-style-name="Text_20_body">
      <style:text-properties officeooo:rsid="009d460e" officeooo:paragraph-rsid="009d460e"/>
    </style:style>
    <style:style style:name="P11" style:family="paragraph" style:parent-style-name="Text_20_body">
      <style:text-properties officeooo:rsid="009fc198" officeooo:paragraph-rsid="009fc198"/>
    </style:style>
    <style:style style:name="P12" style:family="paragraph" style:parent-style-name="Text_20_body">
      <style:text-properties officeooo:rsid="00a191e0" officeooo:paragraph-rsid="00a191e0"/>
    </style:style>
    <style:style style:name="P13" style:family="paragraph" style:parent-style-name="Text_20_body">
      <style:text-properties officeooo:rsid="00a3d8aa" officeooo:paragraph-rsid="00a3d8aa"/>
    </style:style>
    <style:style style:name="P14" style:family="paragraph" style:parent-style-name="Text_20_body">
      <style:text-properties officeooo:rsid="00a8743a" officeooo:paragraph-rsid="00a8743a"/>
    </style:style>
    <style:style style:name="P15" style:family="paragraph" style:parent-style-name="Text_20_body">
      <style:text-properties officeooo:paragraph-rsid="00ad1bae"/>
    </style:style>
    <style:style style:name="P16" style:family="paragraph" style:parent-style-name="Text_20_body">
      <style:text-properties officeooo:paragraph-rsid="00b91892"/>
    </style:style>
    <style:style style:name="P17" style:family="paragraph" style:parent-style-name="Text_20_body">
      <style:text-properties officeooo:paragraph-rsid="00c05562"/>
    </style:style>
    <style:style style:name="P18" style:family="paragraph" style:parent-style-name="Text_20_body">
      <style:paragraph-properties fo:margin-top="0cm" fo:margin-bottom="0.499cm" loext:contextual-spacing="false"/>
      <style:text-properties officeooo:paragraph-rsid="0073c71e"/>
    </style:style>
    <style:style style:name="P19" style:family="paragraph" style:parent-style-name="Heading_20_1">
      <style:text-properties officeooo:paragraph-rsid="007c97f6"/>
    </style:style>
    <style:style style:name="P20" style:family="paragraph" style:parent-style-name="Heading_20_1">
      <style:text-properties officeooo:paragraph-rsid="00b91892"/>
    </style:style>
    <style:style style:name="P21" style:family="paragraph" style:parent-style-name="Heading_20_1">
      <style:text-properties officeooo:rsid="0092b90c" officeooo:paragraph-rsid="0092b90c"/>
    </style:style>
    <style:style style:name="P22" style:family="paragraph" style:parent-style-name="Standard" style:list-style-name="WWNum6">
      <style:paragraph-properties fo:margin-left="1.593cm" fo:margin-right="0cm" fo:line-height="95%" fo:text-align="justify" style:justify-single-word="false" fo:text-indent="-0.644cm" style:auto-text-indent="false">
        <style:tab-stops>
          <style:tab-stop style:position="1.593cm"/>
        </style:tab-stops>
      </style:paragraph-properties>
      <style:text-properties fo:font-size="12pt" officeooo:paragraph-rsid="004883dc" style:font-name-asian="Times New Roman2" style:font-size-asian="12pt" style:font-size-complex="12pt"/>
    </style:style>
    <style:style style:name="P23" style:family="paragraph" style:parent-style-name="Text_20_body">
      <style:text-properties style:font-name="Times New Roman" fo:font-size="18pt" style:font-size-asian="18pt" style:font-size-complex="18pt"/>
    </style:style>
    <style:style style:name="P24" style:family="paragraph" style:parent-style-name="Text_20_body" style:list-style-name="L1"/>
    <style:style style:name="T1" style:family="text">
      <style:text-properties fo:color="#4a442a" style:font-name="Times New Roman" fo:font-size="14pt" officeooo:rsid="00227dc2" style:font-name-asian="Times New Roman2" style:font-size-asian="14pt" style:language-asian="ru" style:country-asian="RU" style:font-name-complex="Times New Roman2" style:font-size-complex="14pt"/>
    </style:style>
    <style:style style:name="T2" style:family="text">
      <style:text-properties fo:color="#4a442a" style:font-name="Times New Roman" fo:font-size="14pt" officeooo:rsid="0037c01c" style:font-name-asian="Times New Roman2" style:font-size-asian="14pt" style:language-asian="ru" style:country-asian="RU" style:font-name-complex="Times New Roman2" style:font-size-complex="14pt"/>
    </style:style>
    <style:style style:name="T3" style:family="text">
      <style:text-properties fo:color="#4a442a" style:font-name="Times New Roman" fo:font-size="14pt" officeooo:rsid="00399245" style:font-name-asian="Times New Roman2" style:font-size-asian="14pt" style:language-asian="ru" style:country-asian="RU" style:font-name-complex="Times New Roman2" style:font-size-complex="14pt"/>
    </style:style>
    <style:style style:name="T4" style:family="text">
      <style:text-properties fo:color="#4a442a" style:font-name="Times New Roman" fo:font-size="14pt" officeooo:rsid="003b16dc" style:font-name-asian="Times New Roman2" style:font-size-asian="14pt" style:language-asian="ru" style:country-asian="RU" style:font-name-complex="Times New Roman2" style:font-size-complex="14pt"/>
    </style:style>
    <style:style style:name="T5" style:family="text">
      <style:text-properties fo:color="#4a442a" style:font-name="Times New Roman" fo:font-size="14pt" officeooo:rsid="0072f3a3" style:font-name-asian="Arial" style:font-size-asian="12.25pt" style:language-asian="ru" style:country-asian="RU" style:font-name-complex="Times New Roman2" style:font-size-complex="14pt"/>
    </style:style>
    <style:style style:name="T6" style:family="text">
      <style:text-properties fo:font-size="14pt" officeooo:rsid="0037c01c" style:font-size-asian="14pt" style:font-size-complex="14pt"/>
    </style:style>
    <style:style style:name="T7" style:family="text">
      <style:text-properties officeooo:rsid="003b16dc"/>
    </style:style>
    <style:style style:name="T8" style:family="text">
      <style:text-properties officeooo:rsid="003eaf3c"/>
    </style:style>
    <style:style style:name="T9" style:family="text">
      <style:text-properties officeooo:rsid="004a2b52"/>
    </style:style>
    <style:style style:name="T10" style:family="text">
      <style:text-properties officeooo:rsid="004bed0c"/>
    </style:style>
    <style:style style:name="T11" style:family="text">
      <style:text-properties officeooo:rsid="005083d7"/>
    </style:style>
    <style:style style:name="T12" style:family="text">
      <style:text-properties officeooo:rsid="0050f145"/>
    </style:style>
    <style:style style:name="T13" style:family="text">
      <style:text-properties officeooo:rsid="0051877a"/>
    </style:style>
    <style:style style:name="T14" style:family="text">
      <style:text-properties officeooo:rsid="0054257c"/>
    </style:style>
    <style:style style:name="T15" style:family="text">
      <style:text-properties officeooo:rsid="005b01ae"/>
    </style:style>
    <style:style style:name="T16" style:family="text">
      <style:text-properties officeooo:rsid="0065bab4"/>
    </style:style>
    <style:style style:name="T17" style:family="text">
      <style:text-properties officeooo:rsid="006b5892"/>
    </style:style>
    <style:style style:name="T18" style:family="text">
      <style:text-properties officeooo:rsid="0072f3a3"/>
    </style:style>
    <style:style style:name="T19" style:family="text">
      <style:text-properties officeooo:rsid="00737b40"/>
    </style:style>
    <style:style style:name="T20" style:family="text">
      <style:text-properties officeooo:rsid="008343ac"/>
    </style:style>
    <style:style style:name="T21" style:family="text">
      <style:text-properties officeooo:rsid="008958dc"/>
    </style:style>
    <style:style style:name="T22" style:family="text">
      <style:text-properties officeooo:rsid="0089ddf7"/>
    </style:style>
    <style:style style:name="T23" style:family="text">
      <style:text-properties officeooo:rsid="0095560f"/>
    </style:style>
    <style:style style:name="T24" style:family="text">
      <style:text-properties officeooo:rsid="009d460e"/>
    </style:style>
    <style:style style:name="T25" style:family="text">
      <style:text-properties officeooo:rsid="009dea78"/>
    </style:style>
    <style:style style:name="T26" style:family="text">
      <style:text-properties officeooo:rsid="009fc198"/>
    </style:style>
    <style:style style:name="T27" style:family="text">
      <style:text-properties officeooo:rsid="00a191e0"/>
    </style:style>
    <style:style style:name="T28" style:family="text">
      <style:text-properties officeooo:rsid="00a1e29f"/>
    </style:style>
    <style:style style:name="T29" style:family="text">
      <style:text-properties officeooo:rsid="00a35fd5"/>
    </style:style>
    <style:style style:name="T30" style:family="text">
      <style:text-properties officeooo:rsid="00a699de"/>
    </style:style>
    <style:style style:name="T31" style:family="text">
      <style:text-properties officeooo:rsid="00aa8c3f"/>
    </style:style>
    <style:style style:name="T32" style:family="text">
      <style:text-properties officeooo:rsid="00ad1bae"/>
    </style:style>
    <style:style style:name="T33" style:family="text">
      <style:text-properties officeooo:rsid="00af793e"/>
    </style:style>
    <style:style style:name="T34" style:family="text">
      <style:text-properties style:font-name="Times New Roman"/>
    </style:style>
    <style:style style:name="T35" style:family="text">
      <style:text-properties style:font-name="Times New Roman" fo:font-size="14pt" style:font-size-asian="14pt" style:font-size-complex="14pt"/>
    </style:style>
    <style:style style:name="T36" style:family="text">
      <style:text-properties style:font-name="Times New Roman" fo:font-size="14pt" officeooo:rsid="00b6727d" style:font-size-asian="14pt" style:font-size-complex="14pt"/>
    </style:style>
    <style:style style:name="T37" style:family="text">
      <style:text-properties style:font-name="Times New Roman" officeooo:rsid="00b8b4e3"/>
    </style:style>
    <style:style style:name="T38" style:family="text">
      <style:text-properties officeooo:rsid="00bd2731"/>
    </style:style>
    <style:style style:name="T39" style:family="text">
      <style:text-properties officeooo:rsid="00c05562"/>
    </style:style>
    <style:style style:name="T40" style:family="text">
      <style:text-properties officeooo:rsid="00d2c462"/>
    </style:style>
    <style:style style:name="T41" style:family="text">
      <style:text-properties officeooo:rsid="00d8383f"/>
    </style:style>
    <style:style style:name="T42" style:family="text">
      <style:text-properties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style:text-underline-style="solid" style:text-underline-width="auto" style:text-underline-color="font-color" fo:font-weight="normal" style:font-weight-asian="normal" style:font-weight-complex="normal"/>
    </style:style>
    <style:style style:name="T45" style:family="text">
      <style:text-properties style:text-underline-style="none" fo:font-weight="normal" style:font-weight-asian="normal" style:font-weight-complex="normal"/>
    </style:style>
    <style:style style:name="T46" style:family="text">
      <style:text-properties officeooo:rsid="00db74df"/>
    </style:style>
    <style:style style:name="T47" style:family="text">
      <style:text-properties fo:color="#000080" style:font-name="Times New Roman" fo:font-size="14pt" fo:language="zxx" fo:country="none" style:text-underline-style="solid" style:text-underline-width="auto" style:text-underline-color="font-color" officeooo:rsid="00db74df" style:font-name-asian="Arial" style:font-size-asian="12.25pt" style:language-asian="zxx" style:country-asian="none" style:font-name-complex="Times New Roman2" style:font-size-complex="14pt" style:language-complex="zxx" style:country-complex="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Реферат</text:h>
      <text:p text:style-name="Text_20_body">Краткое описание объекта исследования, цель работы, метод или методологию проведения работы, результаты работы, апробация работы (публикации, выступления на конференциях, тезисы докладов, Свидетельства о регистрации программ и т.п.); перечень ключевых слов;</text:p>
      <text:p text:style-name="Text_20_body"><text:span text:style-name="T6">Курсовая работа посвящена разработке интерактивного помощника для осуществления розничных покупок. </text:span><text:span text:style-name="T1">Рассмотрены </text:span><text:span text:style-name="T2">существующие </text:span><text:span text:style-name="T3">платформы <text:s/>для реализации чат-ботов</text:span><text:span text:style-name="T1">, </text:span><text:span text:style-name="T4">принципы работы и реализованные аналоги в разных сферах. </text:span>Разработан<text:span text:style-name="T7">а</text:span> <text:span text:style-name="T7">система, позволяющая вести список покупок, отслеживать их стоимость и делать рекомендации на основе истории покупок пользователя и его текущей корзины товаров. Проведено тестирование системы на основе базовых запросов.</text:span> Согласно полученным результатам, разработанн<text:span text:style-name="T7">ая</text:span> <text:span text:style-name="T7">система позволяет успешно обрабатывать базовые запросы на добавление, удаление и обновления списка покупок, умеет достаточно точно рекомендовать товары при количестве продуктов в корзине от 5 единиц. </text:span><text:span text:style-name="T8">Система не уступает в работе по сравнению с существующими аналогами, а также имеет свою уникальную функциональность.</text:span></text:p>
      <text:h text:style-name="P19" text:outline-level="1">Введение</text:h>
      <text:p text:style-name="P1">Персональный интерактивный помощник является популярным направлением <text:s/>в области мобильных технологий. Существует множество их реализаций. Самой базовой является обычные приложения в App Store и Play Market, который имеет удобный функционал по составлению списка покупок, разделению товаров по категориям, синхронизации списка между устройствами, что позволяет ускорить и упросить каждодневную потребность в покупке продуктов в магазине. Примерами таких удачных приложений являются: … . Они вполне себе успешно выполняют свою функцию, однако для этого требуется иметь отдельное приложение на телефоне и, например, у некоторых приложений нет десктопных аналогов для <text:soft-page-break/>самой популярной операционной системы (ОС) Windows, что делает использование этого приложения несколько зависимым от устройства. </text:p>
      <text:p text:style-name="P2">В последние года <text:span text:style-name="T9">с развитием в области искусственного интеллекта (ИИ) появились разговорные боты, которые имитируют человеческий разговор. Со временем появились на рынке так называемые умные колонки и, что самое важное, API для прикладных программистов, что мотивировало многих разработчиков создавать свои «умные» продукты. </text:span><text:span text:style-name="T10">Появилось множество приложений уже и для умных колонок, которые позволяли вести список, но уже для этого не требовалось самому набирать его, что намного улучшило функционал, так как пользователей может надиктовать необходимые продукты почти в свободной манере, пока занимается своими делами. Из первоначальных минусов этих устройств опять же можно отметить привязанность человека к физической реализации (необходимость покупки этих колонок). Но со временем умные ассистенты стали внедряться практически в любые виды устройств: от телефонов и компьютеров до </text:span><text:span text:style-name="T13">ТВ</text:span><text:span text:style-name="T10"> приставок и т.д.. Тем самым почти любой пользователей имеет возможность </text:span><text:span text:style-name="T11">взаимодействовать</text:span><text:span text:style-name="T10"> с умным ассистентом в практически любых условиях: будь то на улице по телефону, на работе за компьютером или дома за </text:span><text:span text:style-name="T12">ТВ</text:span><text:span text:style-name="T10">.</text:span></text:p>
      <text:p text:style-name="P2"><text:span text:style-name="T10">Основная проблема данных умных колонок является английский язык, что не позволяла многим российскими пользователям с полным комфортом использовать соответствующие устройства. Но относительно недавно на рынок вышли такие устройства, а с самое главное сами умные помощники, как Алиса от Яндекса и Маруся от Mail.ru. Они практически полностью воспроизв</text:span><text:span text:style-name="T14">одили функционал заложенные в зарубежные колонки. </text:span><text:span text:style-name="T15">Спустя некотор</text:span><text:span text:style-name="T16">о</text:span><text:span text:style-name="T15">е время появился также API <text:s/>и стали реализоваться продукты</text:span></text:p>
      <text:list xml:id="list482000976" text:style-name="WWNum6">
        <text:list-item>
          <text:list>
            <text:list-item>
              <text:p text:style-name="P22">В нем характеризуются актуальность, цели и задачи работы, предмет и методы исследования, новизна и достоверность полученных результатов, их теоретическая значимость и практическая ценность);</text:p>
            </text:list-item>
          </text:list>
        </text:list-item>
      </text:list>
      <text:h text:style-name="P20" text:outline-level="1"><text:soft-page-break/>Flask</text:h>
      <text:p text:style-name="P16">Для написания серверной части навыка для Алисы был выбран микрофреймворк Flask. <text:span text:style-name="T35">Flask — это легкий фреймворк веб-приложения, предназначенный для быстрого получения результатов и оставляющий место для более детализации приложения в будущем. С помощью Flask код вашего проекта всегда состоит только из того, что в него вложили разработчики, без ненужного кода, ответственного за функции, которые вы не использует. </text:span><text:span text:style-name="T36">Что отлично подходит в нашем случае, так как нам необходим лишь функционал по работе с POST-запросами. </text:span></text:p>
      <text:h text:style-name="Heading_20_1" text:outline-level="1">База данных</text:h>
      <text:p text:style-name="P17"><text:span text:style-name="T38">Наша система имеет структурированные данные, поэтому была выбрана реляционная база данных. </text:span><text:span text:style-name="T39">Общение с базой данных происходило с помощью сторонней библиотеки для Python </text:span>psycopg — самый популярный адаптер базы данных PostgreSQL для языка программирования Python. </text:p>
      <text:p text:style-name="P3"><text:span text:style-name="T17">Для хранения информации о каждом </text:span><text:span text:style-name="T18">из</text:span><text:span text:style-name="T17"> пользователе</text:span><text:span text:style-name="T18">й</text:span><text:span text:style-name="T17"> была использована </text:span><text:span text:style-name="T18">реляционная </text:span><text:span text:style-name="T17">база данных, </text:span><text:span text:style-name="T18">так как наши данные имеют четко выраженную структуру. </text:span>В качестве базы данных выбрана <text:span text:style-name="T19">бесплатная</text:span> PostgreSQL, но рассматриваемые приемы применимы практически ко всем базам данных, <text:span text:style-name="T5">в которых используется SQL формат запросов. </text:span></text:p>
      <text:p text:style-name="Text_20_body">База данных позвол<text:span text:style-name="T19">ит хранить большое количество данных о каждом пользователе, также она позволит выполнять запросы</text:span> на <text:span text:style-name="T19">большой </text:span>скорости, что и позволяет с минимальными затратами по времени извлечь необходимую на данный момент информацию.</text:p>
      <text:h text:style-name="Heading_20_1" text:outline-level="1">Яндекс диалоги</text:h>
      <text:p text:style-name="P4">Яндекс.Диалоги и серверы партнеров интегрируются по протоколу HTTPS по методу webhook. Формат взаимодействия включает в себя форматы запросов и ответов, которыми Яндекс.Диалоги обмениваются с серверами навыков. Получив <text:soft-page-break/>реплику пользователя от Алисы, Яндекс.Диалоги переправляют текст обработчику навыка. Текстом может быть как сказанная пользователем фраза, так и текст подсказки (кнопки), которую предоставляет навык. Получив реплику пользователя, Яндекс.Диалоги отправляют POST-запрос на Webhook URL, указанный при публикации. </text:p>
      <text:p text:style-name="P5">Метод запроса POST предназначен для запроса, при котором <text:span text:style-name="T20">веб-сервер</text:span> принимает данные, заключённые в тело сообщения, для хранения. <text:span text:style-name="T20">По сути своей мы обрабатываем json-объект с набором различных свойств. </text:span></text:p>
      <text:p text:style-name="P6"><text:bookmark text:name="about__ul_trp_gkd_hkb"/>С точки зрения пользователя, навык — это специализированный режим Алисы, который вызывается определенным вами активационным именем. В этом режиме Алиса транслирует реплики пользователя на ваш сервер, и отвечает переданным вами текстом, ссылками или подсказками. <text:span text:style-name="T22">То есть во время использования навыка у пользователя нет возможности получить доступ ко всему встроенному функционалу. Алиса лишь выступает в роли приемника, она не умеет отвечать на те запросы, которые не обрабатываются самим навыком. Таким образом мы не можем получить какую-то информацию о пользователе, кроме той, что получаем с помощью POST-запросов. Это крайне усложняет разработку каких-либо приложений. Алиса сама по себе умеет определять геолокацию пользователя, но внутри навыка данную информацию получить невозможно (она не передается в json-объекте. Соответственно такие функции, как найти ближайшие продуктовые магазины и узнать о наличие тех или иных акционных товаров не получится. Единственной реализацией может быть предложено поиск необходимых товаров в онлайн-магазинах популярных продуктовых сетей (Перекресток Впрок и т.д.). </text:span></text:p>
      <text:p text:style-name="P7">Ещё одной проблемой следующей из выше перечисленных фактов, следует, что и встроенная возможность определять стоимость товаров с помощью Яндекс.Маркета не может быть использована. Более того с недавнего времени API Яндекс.Маркета стал платным, из чего следует, что единственная возможность узнать стоимость товара это получить информации из интернет-магазинов с <text:soft-page-break/>помощью их парсинга, что является относительно тяжеловесной задачей для такого простого функционала.</text:p>
      <text:p text:style-name="P8">С технической точки зрения, навык — это веб-сервис, который ожидает реплик пользователя от Яндекс.Диалогов. Веб-сервис можно писать на любом удобном вам языке программирования или веб-фреймворке — он должен только корректно отвечать на <text:span text:style-name="T21">запросы</text:span> Диалогов. </text:p>
      <text:h text:style-name="P21" text:outline-level="1">Рекомендательные системы</text:h>
      <text:p text:style-name="P9">В качестве рекомендательных систем не могут быть использованы популярные подходы, которые реализованы в большинстве интернет-магазинах. Так мы не храним информацию об оценках товаров, в нашей постановке задачи это является бессмысленной функцией. <text:span text:style-name="T23">Один из вариантов реализации рекомендаций является </text:span><text:span text:style-name="T24">рекомендации, основанные на истории покупок товаров. Иными словами система может отслеживать периодичность покупки того или иного товара и напоминать его купить по истечению этого периода времени.</text:span></text:p>
      <text:p text:style-name="P10">Другим вариантом рекомендаций являлся вариант рекомендаций покупки товаров по истечению их срока годности. Первоначальной идеей было использование QR-кодов, но, как оказалось, информация о сроках годности товара не хранится в данном виде. Другим вариантом было возможность извлечения срока годности товара через онлайн-магазины, но там опять же нет этой информации, что в принципе было понятно. Вариант считывания срока годности товара по фотографии товара так же был отвергнут, так как нет единого места, где указывается данная информация и обычно эта информация специально делается слабо читаемой, из-за чего алгоритмы нахождения данной строчки будут выдавать большой процент ошибок. Единственной реальной реал<text:span text:style-name="T25">изацией может быть ручной ввод пользователей срока годности </text:span><text:span text:style-name="T26">и последующим сохранении этой информации в базе данных. </text:span></text:p>
      <text:p text:style-name="P11">По истечению срока годности, когда пользователей в следующий раз обратится к навыку, система напомнит о возможной необходимости приобрести <text:soft-page-break/>этот товар, если он ещё ранее не был добавлен в корзину. При отрицательном ответе пользователя на добавление рекомендованного товара в корзину, система воспринимает этот ответ как нежелание пользователя покупать в данный момент этот товар и он не будет предложен в дальнейшем, пока пользователь <text:span text:style-name="T27">не снова не добавит срок годности данному товару.</text:span></text:p>
      <text:p text:style-name="P12">Следующая рекомендация является относительно наиболее продвинутой в плане реализации. По опыту многих людей известно, что иногда при покупке продуктовых товаров забывают купить буквально 1-2 продукта, которые являются неотъемлемой частью какого-то из блюд. Поэтому был предложен следующий вариант реализации алгоритма по уменьшению подобных ситуаций. Как только пользователей составит корзину покупок, система предложит пользователю товары, которые она считает как «возможно забытые». </text:p>
      <text:p text:style-name="P12">Реализация данного подхода следующая. Был использован датасет рецептов … и реализована соответствующая таблица в базе данных. Система прогоняет список продуктов из корзины пользователя по каждому из рецептов в базе данных и ищет максимальные пересечения среди них. <text:span text:style-name="T28">По окончанию работы алгоритма система выдает те продукты, которые не были добавлены в корзину, но имеются в пересечении. </text:span><text:span text:style-name="T29">Таким образом, была решена данная задача. </text:span></text:p>
      <text:p text:style-name="P13">Другим вариантом рекомендации может быть рекомендация покупки товаров из той же категории (овощи, фрукты и т.д.). <text:span text:style-name="T30">Данный функционал обычно реализован в помощниках покупок, реализованных в мобильных приложениях, так как они нативно интегрируются в интерфейс</text:span> <text:s/><text:span text:style-name="T30">приложения.</text:span></text:p>
      <text:h text:style-name="Heading_20_1" text:outline-level="1">Правило 3 секунд</text:h>
      <text:p text:style-name="P14">Основная проблема реализации каких-либо «умных» приложений для Алисы являются то, что веб-приложение должно присылать ответ на запрос в течение 3 секунд, иначе навык будет закрыт. Это сделано для того, чтобы имитировать человекоподобный диалог между Алисой и пользователем. Поэтому тяжеловесные операции были вынесены за пределы обработки запроса, то есть пользователю <text:soft-page-break/>либо посылаются промежуточные результаты, либо уточняющие вопросы, что позволяет увеличить количество времени для расчетов и полностью подготовить ответу пользователю.</text:p>
      <text:h text:style-name="Heading_20_1" text:outline-level="1">Ngrok</text:h>
      <text:p text:style-name="P15"><text:span text:style-name="T31">Так как Алиса должна общаться с веб-приложением, а большинство сервисов по развертке серверов либо платные, либо имеют ограниченный функционал и, учитывая тот факт, что данное приложение является учебным, то для уменьшения проблем по интегрировании приложения на сторонний сервер было принято решение использовать сервер, реализованный на локальном ПК и путем использования сервиса ngrok</text:span>, позволяющ<text:span text:style-name="T31">его</text:span> создавать туннели на локальный компьютер пользователя. Иными словами, резервируется публичный адрес, все обращения по которому <text:span text:style-name="T31">переходят </text:span>на локальный порт.</text:p>
      <text:p text:style-name="P15"><text:span text:style-name="T32">Утилита </text:span>ngrok — это кроссплатформенное приложение, которое позволяет разработчикам с минимальными усилиями предоставлять доступ к локальному серверу разработки в Интернете. Программное обеспечение делает ваш локально размещенный веб-сервер размещенным на поддомене ngrok.com, что означает, что публичный IP-адрес на локальном компьютере не требуются. <text:span text:style-name="T33">Утилита </text:span>ngrok созда<text:span text:style-name="T33">ет д</text:span>олговечный TCP-туннель из случайно сгенерированного поддомена на ngrok.com (например, 3gf892ks.ngrok.com) на локальную машину. После указания порта, который прослушивает ваш веб-сервер, клиентская программа ngrok инициирует безопасное соединение с сервером ngrok, а затем любой пользователь может отправлять запросы на ваш локальный сервер с уникальным адресом туннеля ngrok.</text:p>
      <text:h text:style-name="Heading_20_1" text:outline-level="1"><text:span text:style-name="T37">Я</text:span><text:span text:style-name="T34">ндекс.Функции</text:span></text:h>
      <text:p text:style-name="Text_20_body">Сервис позволяет запускать ваш код <text:span text:style-name="T40">в </text:span>виде функции в безопасном, отказоустойчивом и автоматически масштабируемом окружении без создания и обслуживания виртуальных машин.</text:p>
      <text:h text:style-name="Heading_20_1" text:outline-level="1"><text:soft-page-break/>Обработка языковых запросов</text:h>
      <text:p text:style-name="Text_20_body"><text:span text:style-name="T41">Давайте подробнее рассмотрим обработку запросов. Яндекс.Диалоги предоставляют некоторый функционал по этой части. </text:span>После того, как пользователь произносит команду, Диалоги распознают ее текст и извлекают <text:span text:style-name="Definition">именованные сущности</text:span> (named entities) — слова и фразы, которые описывают определенные объекты.</text:p>
      <text:p text:style-name="Text_20_body">На текущий момент Диалоги распознают:</text:p>
      <text:list xml:id="list2203035167" text:style-name="L1">
        <text:list-item>
          <text:p text:style-name="P24"><text:span text:style-name="T46">имена</text:span> (фамилия, имя, отчество);</text:p>
        </text:list-item>
        <text:list-item>
          <text:p text:style-name="P24"><text:span text:style-name="T47">у</text:span>;</text:p>
        </text:list-item>
        <text:list-item>
          <text:p text:style-name="P24"><text:a xlink:type="simple" xlink:href="https://yandex.ru/dev/dialogs/alice/doc/naming-entities.html#naming-entities__datetime" text:style-name="Internet_20_link" text:visited-style-name="Visited_20_Internet_20_Link">даты и время</text:a>;</text:p>
        </text:list-item>
        <text:list-item>
          <text:p text:style-name="P24"><text:a xlink:type="simple" xlink:href="https://yandex.ru/dev/dialogs/alice/doc/naming-entities.html#naming-entities__number" text:style-name="Internet_20_link" text:visited-style-name="Visited_20_Internet_20_Link">целые и дробные числа</text:a>.</text:p>
        </text:list-item>
      </text:list>
      <text:p text:style-name="Text_20_body">Все извлеченные сущности включаются в <text:a xlink:type="simple" xlink:href="https://yandex.ru/dev/dialogs/alice/doc/protocol.html#request" text:style-name="Internet_20_link" text:visited-style-name="Visited_20_Internet_20_Link">запрос к навыку</text:a> в свойстве <text:span text:style-name="Source_20_Text">request.nlu.entities</text:span>.</text:p>
      <text:p text:style-name="Text_20_body"/>
      <text:p text:style-name="P23"/>
      <text:p text:style-name="P6"/>
      <text:p text:style-name="P18"/>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margin-top="0cm" fo:margin-bottom="0cm" loext:contextual-spacing="false" fo:line-height="150%" fo:text-align="justify" style:justify-single-word="false" fo:text-indent="1cm" style:auto-text-indent="false" fo:background-color="transparent"/>
      <style:text-properties fo:color="#4a442a" style:font-name="Times New Roman" fo:font-family="'Times New Roman'" style:font-family-generic="roman" style:font-pitch="variable" fo:font-size="14pt" officeooo:rsid="001176cd" style:font-name-asian="Arial" style:font-family-asian="Arial" style:font-family-generic-asian="system" style:font-pitch-asian="variable" style:font-size-asian="12.25pt" style:language-asian="ru" style:country-asian="RU" style:font-name-complex="Times New Roman2" style:font-family-complex="'Times New Roman'"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center" style:justify-single-word="false" style:page-number="auto"/>
      <style:text-properties style:font-name="Times New Roman1" fo:font-family="'Times New Roman'" style:font-style-name="Bold" style:font-family-generic="roman" style:font-pitch="variable" fo:font-size="18pt" fo:font-weight="bold" officeooo:rsid="0073c71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2T14:33:54.784171168</meta:creation-date>
    <meta:generator>LibreOffice/6.4.7.2$Linux_X86_64 LibreOffice_project/40$Build-2</meta:generator>
    <dc:date>2021-06-14T19:03:30.376147688</dc:date>
    <meta:editing-duration>PT7H45M41S</meta:editing-duration>
    <meta:editing-cycles>115</meta:editing-cycles>
    <meta:document-statistic meta:table-count="0" meta:image-count="0" meta:object-count="0" meta:page-count="8" meta:paragraph-count="42" meta:word-count="1701" meta:character-count="13121" meta:non-whitespace-character-count="11445"/>
  </office:meta>
</office:document-meta>
</file>